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top"/>
    </style:style>
    <style:style style:name="gr2" style:family="graphic" style:parent-style-name="standard">
      <style:graphic-properties draw:fill="solid" draw:fill-color="#dddddd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fill="solid" draw:fill-color="#00cc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cm" svg:height="8.4cm" svg:x="5cm" svg:y="1.7cm">
          <text:p text:style-name="P1">Tree</text:p>
        </draw:rect>
        <draw:rect draw:style-name="gr2" draw:text-style-name="P1" draw:layer="layout" svg:width="5.3cm" svg:height="0.9cm" svg:x="8cm" svg:y="2.6cm">
          <text:p text:style-name="P1">ROOT</text:p>
        </draw:rect>
        <draw:rect draw:style-name="gr2" draw:text-style-name="P1" draw:layer="layout" svg:width="5.3cm" svg:height="0.9cm" svg:x="8cm" svg:y="3.5cm">
          <text:p text:style-name="P1">“Shaka”</text:p>
        </draw:rect>
        <draw:rect draw:style-name="gr2" draw:text-style-name="P1" draw:layer="layout" svg:width="5.3cm" svg:height="0.9cm" svg:x="8cm" svg:y="4.4cm">
          <text:p text:style-name="P1">“Rei”</text:p>
        </draw:rect>
        <draw:ellipse draw:style-name="gr3" draw:text-style-name="P1" draw:layer="layout" svg:width="1.6cm" svg:height="0.9cm" svg:x="11.6cm" svg:y="3.5cm">
          <text:p text:style-name="P1">Father</text:p>
        </draw:ellipse>
        <draw:ellipse draw:style-name="gr3" draw:text-style-name="P1" draw:layer="layout" svg:width="1.6cm" svg:height="0.9cm" svg:x="11.6cm" svg:y="2.6cm">
          <text:p text:style-name="P1">Father</text:p>
        </draw:ellipse>
        <draw:ellipse draw:style-name="gr3" draw:text-style-name="P1" draw:layer="layout" svg:width="1.6cm" svg:height="0.9cm" svg:x="11.6cm" svg:y="4.4cm">
          <text:p text:style-name="P1">Father</text:p>
        </draw:ellipse>
        <draw:rect draw:style-name="gr4" draw:text-style-name="P1" draw:layer="layout" svg:width="5.3cm" svg:height="1cm" svg:x="8cm" svg:y="6.4cm">
          <text:p text:style-name="P1">Search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6T15:09:18.65</meta:creation-date>
    <dc:date>2022-11-03T17:25:10.99</dc:date>
    <meta:editing-duration>PT3H58M6S</meta:editing-duration>
    <meta:editing-cycles>81</meta:editing-cycles>
    <meta:generator>OpenOffice/4.1.7$Win32 OpenOffice.org_project/417m1$Build-9800</meta:generator>
    <meta:document-statistic meta:object-count="8"/>
  </office:meta>
</office:document-meta>
</file>